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fc4e2" officeooo:paragraph-rsid="000fc4e2"/>
    </style:style>
    <style:style style:name="P3" style:family="paragraph" style:parent-style-name="Standard">
      <style:paragraph-properties fo:text-align="start" style:justify-single-word="false"/>
      <style:text-properties officeooo:rsid="000fc4e2" officeooo:paragraph-rsid="000fc4e2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fc4e2" officeooo:paragraph-rsid="000fc4e2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0b64c" officeooo:paragraph-rsid="0010b64c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10b64c" officeooo:paragraph-rsid="0010b64c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143b1c" officeooo:paragraph-rsid="00143b1c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rsid="00143b1c" officeooo:paragraph-rsid="00143b1c"/>
    </style:style>
    <style:style style:name="P9" style:family="paragraph" style:parent-style-name="Standard">
      <style:paragraph-properties fo:text-align="start" style:justify-single-word="false"/>
      <style:text-properties officeooo:rsid="00143b1c" officeooo:paragraph-rsid="001451f8"/>
    </style:style>
    <style:style style:name="P10" style:family="paragraph" style:parent-style-name="Standard">
      <style:paragraph-properties fo:text-align="start" style:justify-single-word="false"/>
      <style:text-properties officeooo:rsid="00143b1c" officeooo:paragraph-rsid="00208d6e"/>
    </style:style>
    <style:style style:name="P1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43b1c" officeooo:paragraph-rsid="00143b1c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43b1c" officeooo:paragraph-rsid="001451f8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451f8" officeooo:paragraph-rsid="001451f8"/>
    </style:style>
    <style:style style:name="P1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451f8" officeooo:paragraph-rsid="0015eb6d"/>
    </style:style>
    <style:style style:name="P1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5eb6d" officeooo:paragraph-rsid="0015eb6d"/>
    </style:style>
    <style:style style:name="P1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6pt" fo:font-weight="bold" officeooo:rsid="0017d432" officeooo:paragraph-rsid="00225403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6pt" fo:font-weight="bold" officeooo:rsid="001fc0f0" officeooo:paragraph-rsid="001fc0f0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6pt" fo:font-weight="bold" officeooo:rsid="00225403" officeooo:paragraph-rsid="00225403" style:font-size-asian="16pt" style:font-weight-asian="bold" style:font-size-complex="16pt" style:font-weight-complex="bold"/>
    </style:style>
    <style:style style:name="P19" style:family="paragraph" style:parent-style-name="Standard" style:list-style-name="L18">
      <style:paragraph-properties fo:text-align="start" style:justify-single-word="false"/>
      <style:text-properties officeooo:rsid="00143b1c" officeooo:paragraph-rsid="00143b1c"/>
    </style:style>
    <style:style style:name="P20" style:family="paragraph" style:parent-style-name="Standard" style:list-style-name="L18">
      <style:paragraph-properties fo:text-align="start" style:justify-single-word="false"/>
      <style:text-properties officeooo:rsid="00143b1c" officeooo:paragraph-rsid="0015eb6d"/>
    </style:style>
    <style:style style:name="P21" style:family="paragraph" style:parent-style-name="Standard" style:list-style-name="L18">
      <style:paragraph-properties fo:text-align="start" style:justify-single-word="false"/>
      <style:text-properties officeooo:rsid="00143b1c" officeooo:paragraph-rsid="00208d6e"/>
    </style:style>
    <style:style style:name="P22" style:family="paragraph" style:parent-style-name="Standard" style:list-style-name="L18">
      <style:paragraph-properties fo:text-align="start" style:justify-single-word="false"/>
      <style:text-properties officeooo:rsid="00143b1c" officeooo:paragraph-rsid="001451f8"/>
    </style:style>
    <style:style style:name="P23" style:family="paragraph" style:parent-style-name="Standard" style:list-style-name="L19">
      <style:paragraph-properties fo:text-align="start" style:justify-single-word="false"/>
      <style:text-properties officeooo:rsid="00143b1c" officeooo:paragraph-rsid="0015eb6d"/>
    </style:style>
    <style:style style:name="P24" style:family="paragraph" style:parent-style-name="Standard" style:list-style-name="L19">
      <style:paragraph-properties fo:text-align="start" style:justify-single-word="false"/>
      <style:text-properties officeooo:rsid="00143b1c" officeooo:paragraph-rsid="00143b1c"/>
    </style:style>
    <style:style style:name="P25" style:family="paragraph" style:parent-style-name="Standard" style:list-style-name="L20">
      <style:paragraph-properties fo:text-align="start" style:justify-single-word="false"/>
      <style:text-properties officeooo:rsid="00143b1c" officeooo:paragraph-rsid="00143b1c"/>
    </style:style>
    <style:style style:name="P26" style:family="paragraph" style:parent-style-name="Standard" style:list-style-name="L21">
      <style:paragraph-properties fo:text-align="start" style:justify-single-word="false"/>
      <style:text-properties officeooo:rsid="00143b1c" officeooo:paragraph-rsid="0015eb6d"/>
    </style:style>
    <style:style style:name="P27" style:family="paragraph" style:parent-style-name="Standard" style:list-style-name="L21">
      <style:paragraph-properties fo:text-align="start" style:justify-single-word="false"/>
      <style:text-properties officeooo:rsid="00143b1c" officeooo:paragraph-rsid="00143b1c"/>
    </style:style>
    <style:style style:name="P28" style:family="paragraph" style:parent-style-name="Standard" style:list-style-name="L22">
      <style:paragraph-properties fo:text-align="start" style:justify-single-word="false"/>
      <style:text-properties officeooo:rsid="00143b1c" officeooo:paragraph-rsid="001451f8"/>
    </style:style>
    <style:style style:name="P29" style:family="paragraph" style:parent-style-name="Standard" style:list-style-name="L23">
      <style:paragraph-properties fo:text-align="start" style:justify-single-word="false"/>
      <style:text-properties officeooo:rsid="00143b1c" officeooo:paragraph-rsid="001451f8"/>
    </style:style>
    <style:style style:name="P30" style:family="paragraph" style:parent-style-name="Standard" style:list-style-name="L24">
      <style:paragraph-properties fo:text-align="start" style:justify-single-word="false"/>
      <style:text-properties officeooo:rsid="00143b1c" officeooo:paragraph-rsid="001451f8"/>
    </style:style>
    <style:style style:name="P31" style:family="paragraph" style:parent-style-name="Standard" style:list-style-name="L25">
      <style:paragraph-properties fo:text-align="start" style:justify-single-word="false"/>
      <style:text-properties officeooo:rsid="00143b1c" officeooo:paragraph-rsid="00208d6e"/>
    </style:style>
    <style:style style:name="P32" style:family="paragraph" style:parent-style-name="Standard" style:list-style-name="L26">
      <style:paragraph-properties fo:text-align="start" style:justify-single-word="false"/>
      <style:text-properties officeooo:rsid="00143b1c" officeooo:paragraph-rsid="00208d6e"/>
    </style:style>
    <style:style style:name="P33" style:family="paragraph" style:parent-style-name="Standard" style:list-style-name="L27">
      <style:paragraph-properties fo:text-align="start" style:justify-single-word="false"/>
      <style:text-properties officeooo:rsid="00143b1c" officeooo:paragraph-rsid="00208d6e"/>
    </style:style>
    <style:style style:name="P34" style:family="paragraph" style:parent-style-name="Standard" style:list-style-name="L28">
      <style:paragraph-properties fo:text-align="start" style:justify-single-word="false"/>
      <style:text-properties officeooo:rsid="00143b1c" officeooo:paragraph-rsid="001451f8"/>
    </style:style>
    <style:style style:name="P35" style:family="paragraph" style:parent-style-name="Standard" style:list-style-name="L29">
      <style:paragraph-properties fo:text-align="start" style:justify-single-word="false"/>
      <style:text-properties officeooo:rsid="00143b1c" officeooo:paragraph-rsid="001451f8"/>
    </style:style>
    <style:style style:name="P36" style:family="paragraph" style:parent-style-name="Standard" style:list-style-name="L30">
      <style:paragraph-properties fo:text-align="start" style:justify-single-word="false"/>
      <style:text-properties officeooo:rsid="00143b1c" officeooo:paragraph-rsid="001451f8"/>
    </style:style>
    <style:style style:name="P37" style:family="paragraph" style:parent-style-name="Standard">
      <style:paragraph-properties fo:text-align="start" style:justify-single-word="false"/>
      <style:text-properties officeooo:rsid="00143b1c" officeooo:paragraph-rsid="001451f8"/>
    </style:style>
    <style:style style:name="P38" style:family="paragraph" style:parent-style-name="Standard" style:list-style-name="L18">
      <style:paragraph-properties fo:text-align="start" style:justify-single-word="false"/>
      <style:text-properties fo:font-weight="bold" officeooo:rsid="00143b1c" officeooo:paragraph-rsid="00143b1c" style:font-weight-asian="bold" style:font-weight-complex="bold"/>
    </style:style>
    <style:style style:name="P39" style:family="paragraph" style:parent-style-name="Standard" style:list-style-name="L18">
      <style:paragraph-properties fo:text-align="start" style:justify-single-word="false"/>
      <style:text-properties fo:font-weight="bold" officeooo:rsid="00143b1c" officeooo:paragraph-rsid="001451f8" style:font-weight-asian="bold" style:font-weight-complex="bold"/>
    </style:style>
    <style:style style:name="P40" style:family="paragraph" style:parent-style-name="Standard" style:list-style-name="L18">
      <style:paragraph-properties fo:text-align="start" style:justify-single-word="false"/>
      <style:text-properties fo:font-weight="bold" officeooo:rsid="00143b1c" officeooo:paragraph-rsid="00208d6e" style:font-weight-asian="bold" style:font-weight-complex="bold"/>
    </style:style>
    <style:style style:name="P41" style:family="paragraph" style:parent-style-name="Standard" style:list-style-name="L20">
      <style:paragraph-properties fo:text-align="start" style:justify-single-word="false"/>
      <style:text-properties fo:font-weight="bold" officeooo:rsid="00143b1c" officeooo:paragraph-rsid="00143b1c" style:font-weight-asian="bold" style:font-weight-complex="bold"/>
    </style:style>
    <style:style style:name="P42" style:family="paragraph" style:parent-style-name="Standard" style:list-style-name="L23">
      <style:paragraph-properties fo:text-align="start" style:justify-single-word="false"/>
      <style:text-properties fo:font-weight="bold" officeooo:rsid="00143b1c" officeooo:paragraph-rsid="001451f8" style:font-weight-asian="bold" style:font-weight-complex="bold"/>
    </style:style>
    <style:style style:name="P43" style:family="paragraph" style:parent-style-name="Standard" style:list-style-name="L26">
      <style:paragraph-properties fo:text-align="start" style:justify-single-word="false"/>
      <style:text-properties fo:font-weight="bold" officeooo:rsid="00143b1c" officeooo:paragraph-rsid="00208d6e" style:font-weight-asian="bold" style:font-weight-complex="bold"/>
    </style:style>
    <style:style style:name="P44" style:family="paragraph" style:parent-style-name="Standard" style:list-style-name="L29">
      <style:paragraph-properties fo:text-align="start" style:justify-single-word="false"/>
      <style:text-properties fo:font-weight="bold" officeooo:rsid="00143b1c" officeooo:paragraph-rsid="001451f8" style:font-weight-asian="bold" style:font-weight-complex="bold"/>
    </style:style>
    <style:style style:name="P45" style:family="paragraph" style:parent-style-name="Standard" style:list-style-name="L28">
      <style:paragraph-properties fo:text-align="start" style:justify-single-word="false"/>
      <style:text-properties officeooo:rsid="001451f8" officeooo:paragraph-rsid="001451f8"/>
    </style:style>
    <style:style style:name="P46" style:family="paragraph" style:parent-style-name="Standard" style:list-style-name="L31">
      <style:paragraph-properties fo:text-align="start" style:justify-single-word="false"/>
      <style:text-properties fo:font-size="12pt" fo:font-weight="normal" officeooo:rsid="00225403" officeooo:paragraph-rsid="00225403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center" style:justify-single-word="false"/>
      <style:text-properties officeooo:rsid="00233cda" officeooo:paragraph-rsid="00233cda"/>
    </style:style>
    <style:style style:name="P48" style:family="paragraph" style:parent-style-name="Standard">
      <style:paragraph-properties fo:text-align="start" style:justify-single-word="false"/>
      <style:text-properties fo:font-size="16pt" fo:font-weight="bold" officeooo:rsid="00143b1c" officeooo:paragraph-rsid="00143b1c" style:font-size-asian="16pt" style:font-weight-asian="bold" style:font-size-complex="16pt" style:font-weight-complex="bold"/>
    </style:style>
    <style:style style:name="P4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7d432" officeooo:paragraph-rsid="0015eb6d"/>
    </style:style>
    <style:style style:name="P5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weight="normal" officeooo:rsid="00233cda" officeooo:paragraph-rsid="00233cda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weight="normal" officeooo:rsid="00237d2f" officeooo:paragraph-rsid="00237d2f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weight="normal" officeooo:rsid="001fc0f0" officeooo:paragraph-rsid="001fc0f0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weight="normal" officeooo:rsid="00237d2f" officeooo:paragraph-rsid="00237d2f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6pt" fo:font-weight="bold" officeooo:rsid="001fc0f0" officeooo:paragraph-rsid="0017d432" style:font-size-asian="16pt" style:font-weight-asian="bold" style:font-size-complex="16pt" style:font-weight-complex="bold"/>
    </style:style>
    <style:style style:name="P5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6pt" fo:font-weight="bold" officeooo:rsid="001fc0f0" officeooo:paragraph-rsid="00237d2f" style:font-size-asian="16pt" style:font-weight-asian="bold" style:font-size-complex="16pt" style:font-weight-complex="bold"/>
    </style:style>
    <style:style style:name="P5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6pt" fo:font-weight="bold" officeooo:rsid="00225403" officeooo:paragraph-rsid="00233cda" style:font-size-asian="16pt" style:font-weight-asian="bold" style:font-size-complex="16pt" style:font-weight-complex="bold"/>
    </style:style>
    <style:style style:name="P5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6pt" fo:font-weight="bold" officeooo:rsid="00233cda" officeooo:paragraph-rsid="00233cda" style:font-size-asian="16pt" style:font-weight-asian="bold" style:font-size-complex="16pt" style:font-weight-complex="bold"/>
    </style:style>
    <style:style style:name="P5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5pt" fo:font-weight="bold" officeooo:rsid="00237d2f" officeooo:paragraph-rsid="00237d2f" style:font-size-asian="15pt" style:font-weight-asian="bold" style:font-size-complex="15pt" style:font-weight-complex="bold"/>
    </style:style>
    <style:style style:name="P5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font-weight="bold" officeooo:rsid="00237d2f" officeooo:paragraph-rsid="00237d2f" style:font-size-asian="10.5pt" style:font-weight-asian="bold" style:font-size-complex="12pt" style:font-weight-complex="bold"/>
    </style:style>
    <style:style style:name="P60" style:family="paragraph">
      <style:paragraph-properties fo:text-align="center"/>
    </style:style>
    <style:style style:name="T1" style:family="text">
      <style:text-properties officeooo:rsid="00143b1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451f8"/>
    </style:style>
    <style:style style:name="T4" style:family="text">
      <style:text-properties officeooo:rsid="0015eb6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officeooo:rsid="00208d6e"/>
    </style:style>
    <style:style style:name="T7" style:family="text">
      <style:text-properties officeooo:rsid="00233cda"/>
    </style:style>
    <style:style style:name="T8" style:family="text">
      <style:text-properties officeooo:rsid="00237d2f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2561a4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302in" fo:min-width="0.3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IEDB</text:p>
      <text:p text:style-name="P4">International Entertainment Databas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7">Lucas Dário</text:p>
      <text:p text:style-name="P2">Renato Cordeiro Ferreira</text:p>
      <text:p text:style-name="P2">Ruan de Menezes Cost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7">Laboratório de banco de dados</text:span>, 2º Semestre<text:tab/><text:tab/><text:tab/>Professor<text:span text:style-name="T7">a</text:span>: <text:span text:style-name="T7">Kelly Rosa Braghetto</text:span></text:p>
      <text:p text:style-name="P3"/>
      <text:p text:style-name="P2"><text:soft-page-break/></text:p>
      <text:p text:style-name="P2"/>
      <text:p text:style-name="P6">Diagrama de casos de uso <text:span text:style-name="T7">(incluindo não implementados)</text:span></text:p>
      <text:p text:style-name="P5"/>
      <text:p text:style-name="P5"><draw:ellipse text:anchor-type="paragraph" draw:z-index="11" draw:style-name="gr3" draw:text-style-name="P60" svg:width="2.5213in" svg:height="0.2295in" svg:x="2.2264in" svg:y="0.1118in"><text:p text:style-name="P60">Criar perfil</text:p></draw:ellipse></text:p>
      <text:p text:style-name="P5"><draw:frame text:anchor-type="paragraph" draw:z-index="47" draw:style-name="gr5" svg:width="0.9898in" svg:height="0.1925in" svg:x="-0.0547in" svg:y="6.1429in"><draw:text-box><text:p>Administrador</text:p></draw:text-box></draw:frame><draw:line text:anchor-type="paragraph" draw:z-index="46" draw:style-name="gr2" draw:text-style-name="P60" svg:x1="0.2992in" svg:y1="5.289in" svg:x2="0.2992in" svg:y2="5.6846in"><text:p/></draw:line><draw:line text:anchor-type="paragraph" draw:z-index="45" draw:style-name="gr2" draw:text-style-name="P60" svg:x1="0.3929in" svg:y1="5.4429in" svg:x2="2.2472in" svg:y2="6.2075in"><text:p/></draw:line><draw:ellipse text:anchor-type="paragraph" draw:z-index="44" draw:style-name="gr3" draw:text-style-name="P60" svg:width="2.5213in" svg:height="0.2295in" svg:x="2.2472in" svg:y="6.089in"><text:p text:style-name="P60">Excluir usuário</text:p></draw:ellipse><draw:ellipse text:anchor-type="paragraph" draw:z-index="43" draw:style-name="gr3" draw:text-style-name="P60" svg:width="2.5213in" svg:height="0.2295in" svg:x="2.2472in" svg:y="5.6201in"><text:p text:style-name="P60">Excluir revisor</text:p></draw:ellipse><draw:line text:anchor-type="paragraph" draw:z-index="42" draw:style-name="gr2" draw:text-style-name="P60" svg:x1="0.5075in" svg:y1="5.339in" svg:x2="2.2472in" svg:y2="5.7181in"><text:p/></draw:line><draw:line text:anchor-type="paragraph" draw:z-index="41" draw:style-name="gr2" draw:text-style-name="P60" svg:x1="0.5598in" svg:y1="5.2492in" svg:x2="2.237in" svg:y2="5.339in"><text:p/></draw:line><draw:line text:anchor-type="paragraph" draw:z-index="40" draw:style-name="gr2" draw:text-style-name="P60" svg:x1="0.5807in" svg:y1="5.0724in" svg:x2="2.2681in" svg:y2="5.0307in"><text:p/></draw:line><draw:ellipse text:anchor-type="paragraph" draw:z-index="39" draw:style-name="gr3" draw:text-style-name="P60" svg:width="2.5213in" svg:height="0.2295in" svg:x="2.2681in" svg:y="4.9201in"><text:p text:style-name="P60">Cadastra revisor</text:p></draw:ellipse><draw:ellipse text:anchor-type="paragraph" draw:z-index="38" draw:style-name="gr3" draw:text-style-name="P60" svg:width="2.5213in" svg:height="0.2295in" svg:x="2.2366in" svg:y="5.239in"><text:p text:style-name="P60">Alterar informações do revisor</text:p></draw:ellipse><draw:line text:anchor-type="paragraph" draw:z-index="37" draw:style-name="gr2" draw:text-style-name="P60" svg:x1="0.2992in" svg:y1="5.6846in" svg:x2="0.4972in" svg:y2="5.9866in"><text:p/></draw:line><draw:line text:anchor-type="paragraph" draw:z-index="36" draw:style-name="gr2" draw:text-style-name="P60" svg:x1="0.2996in" svg:y1="5.6846in" svg:x2="0.0598in" svg:y2="6.0075in"><text:p/></draw:line><draw:line text:anchor-type="paragraph" draw:z-index="35" draw:style-name="gr2" draw:text-style-name="P60" svg:x1="-0.0756in" svg:y1="5.289in" svg:x2="0.7681in" svg:y2="5.289in"><text:p/></draw:line><draw:line text:anchor-type="paragraph" draw:z-index="34" draw:style-name="gr2" draw:text-style-name="P60" svg:x1="0.2992in" svg:y1="4.9453in" svg:x2="0.2992in" svg:y2="5.289in"><text:p/></draw:line><draw:custom-shape text:anchor-type="paragraph" draw:z-index="33" draw:style-name="gr1" draw:text-style-name="P60" svg:width="0.4276in" svg:height="0.4276in" svg:x="0.0807in" svg:y="4.51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2" draw:style-name="gr2" draw:text-style-name="P60" svg:x1="0.5283in" svg:y1="3.2244in" svg:x2="2.2681in" svg:y2="3.6035in"><text:p/></draw:line><draw:line text:anchor-type="paragraph" draw:z-index="31" draw:style-name="gr2" draw:text-style-name="P60" svg:x1="0.5807in" svg:y1="3.1346in" svg:x2="2.2579in" svg:y2="3.2244in"><text:p/></draw:line><draw:line text:anchor-type="paragraph" draw:z-index="30" draw:style-name="gr2" draw:text-style-name="P60" svg:x1="0.6016in" svg:y1="2.9579in" svg:x2="2.289in" svg:y2="2.9161in"><text:p/></draw:line><draw:line text:anchor-type="paragraph" draw:z-index="29" draw:style-name="gr2" draw:text-style-name="P60" svg:x1="0.3201in" svg:y1="3.1744in" svg:x2="0.3201in" svg:y2="3.5701in"><text:p/></draw:line><draw:frame text:anchor-type="paragraph" draw:z-index="28" draw:style-name="gr5" svg:width="0.9898in" svg:height="0.1925in" svg:x="0.0075in" svg:y="4.1118in"><draw:text-box><text:p>Revisor</text:p></draw:text-box></draw:frame><draw:ellipse text:anchor-type="paragraph" draw:z-index="27" draw:style-name="gr3" draw:text-style-name="P60" svg:width="2.5213in" svg:height="0.2295in" svg:x="2.289in" svg:y="2.8055in"><text:p text:style-name="P60">Editar conteúdo</text:p></draw:ellipse><draw:ellipse text:anchor-type="paragraph" draw:z-index="26" draw:style-name="gr3" draw:text-style-name="P60" svg:width="2.5213in" svg:height="0.2295in" svg:x="2.2575in" svg:y="3.1244in"><text:p text:style-name="P60">Excluir conteúdo</text:p></draw:ellipse><draw:ellipse text:anchor-type="paragraph" draw:z-index="25" draw:style-name="gr3" draw:text-style-name="P60" svg:width="2.5213in" svg:height="0.2295in" svg:x="2.2681in" svg:y="3.4846in"><text:p text:style-name="P60">Publicar informações válidas</text:p></draw:ellipse><draw:line text:anchor-type="paragraph" draw:z-index="24" draw:style-name="gr2" draw:text-style-name="P60" svg:x1="0.3201in" svg:y1="3.5701in" svg:x2="0.5181in" svg:y2="3.872in"><text:p/></draw:line><draw:line text:anchor-type="paragraph" draw:z-index="23" draw:style-name="gr2" draw:text-style-name="P60" svg:x1="0.3205in" svg:y1="3.5701in" svg:x2="0.0807in" svg:y2="3.8929in"><text:p/></draw:line><draw:line text:anchor-type="paragraph" draw:z-index="22" draw:style-name="gr2" draw:text-style-name="P60" svg:x1="-0.0547in" svg:y1="3.1744in" svg:x2="0.789in" svg:y2="3.1744in"><text:p/></draw:line><draw:line text:anchor-type="paragraph" draw:z-index="21" draw:style-name="gr2" draw:text-style-name="P60" svg:x1="0.3201in" svg:y1="2.8307in" svg:x2="0.3201in" svg:y2="3.1744in"><text:p/></draw:line><draw:custom-shape text:anchor-type="paragraph" draw:z-index="20" draw:style-name="gr1" draw:text-style-name="P60" svg:width="0.4276in" svg:height="0.4276in" svg:x="0.1016in" svg:y="2.4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9" draw:style-name="gr5" svg:width="0.9898in" svg:height="0.1925in" svg:x="-0.0547in" svg:y="1.8118in"><draw:text-box><text:p>Cliente</text:p></draw:text-box></draw:frame><draw:line text:anchor-type="paragraph" draw:z-index="18" draw:style-name="gr4" draw:text-style-name="P60" svg:x1="0.5181in" svg:y1="0.8118in" svg:x2="2.2055in" svg:y2="1.8118in"><text:p/></draw:line><draw:line text:anchor-type="paragraph" draw:z-index="17" draw:style-name="gr4" draw:text-style-name="P60" svg:x1="0.372in" svg:y1="1.0409in" svg:x2="2.2366in" svg:y2="2.2492in"><text:p/></draw:line><draw:line text:anchor-type="paragraph" draw:z-index="16" draw:style-name="gr4" draw:text-style-name="P60" svg:x1="0.4661in" svg:y1="0.7492in" svg:x2="2.1953in" svg:y2="1.3327in"><text:p/></draw:line><draw:line text:anchor-type="paragraph" draw:z-index="15" draw:style-name="gr4" draw:text-style-name="P60" svg:x1="0.4661in" svg:y1="0.5307in" svg:x2="2.2059in" svg:y2="0.9059in"><text:p/></draw:line><draw:line text:anchor-type="paragraph" draw:z-index="14" draw:style-name="gr4" draw:text-style-name="P60" svg:x1="0.5492in" svg:y1="0.2492in" svg:x2="2.2264in" svg:y2="0.0409in"><text:p/></draw:line><draw:line text:anchor-type="paragraph" draw:z-index="13" draw:style-name="gr4" draw:text-style-name="P60" svg:x1="0.5701in" svg:y1="0.4366in" svg:x2="2.1953in" svg:y2="0.4366in"><text:p/></draw:line><draw:line text:anchor-type="paragraph" draw:z-index="12" draw:style-name="gr4" draw:text-style-name="P60" svg:x1="0.5492in" svg:y1="0.2492in" svg:x2="2.2264in" svg:y2="0.0409in"><text:p/></draw:line><draw:ellipse text:anchor-type="paragraph" draw:z-index="6" draw:style-name="gr3" draw:text-style-name="P60" svg:width="2.5213in" svg:height="0.2295in" svg:x="2.2366in" svg:y="2.1346in"><text:p text:style-name="P60">Visualizar conteúdo</text:p></draw:ellipse><draw:ellipse text:anchor-type="paragraph" draw:z-index="7" draw:style-name="gr3" draw:text-style-name="P60" svg:width="2.5213in" svg:height="0.2295in" svg:x="2.2055in" svg:y="1.6972in"><text:p text:style-name="P60">Editar conteúdo</text:p></draw:ellipse><draw:ellipse text:anchor-type="paragraph" draw:z-index="8" draw:style-name="gr3" draw:text-style-name="P60" svg:width="2.5213in" svg:height="0.2295in" svg:x="2.2055in" svg:y="1.2492in"><text:p text:style-name="P60">Criar conteúdo</text:p></draw:ellipse><draw:ellipse text:anchor-type="paragraph" draw:z-index="9" draw:style-name="gr3" draw:text-style-name="P60" svg:width="2.5213in" svg:height="0.2295in" svg:x="2.2055in" svg:y="0.7909in"><text:p text:style-name="P60">Excluir perfil</text:p></draw:ellipse><draw:ellipse text:anchor-type="paragraph" draw:z-index="10" draw:style-name="gr3" draw:text-style-name="P60" svg:width="2.5213in" svg:height="0.2295in" svg:x="2.1953in" svg:y="0.3118in"><text:p text:style-name="P60">Alterar perfil</text:p></draw:ellipse><draw:line text:anchor-type="paragraph" draw:z-index="5" draw:style-name="gr2" draw:text-style-name="P60" svg:x1="0.2575in" svg:y1="1.2701in" svg:x2="0.4555in" svg:y2="1.572in"><text:p/></draw:line><draw:line text:anchor-type="paragraph" draw:z-index="4" draw:style-name="gr2" draw:text-style-name="P60" svg:x1="0.2579in" svg:y1="1.2701in" svg:x2="0.0181in" svg:y2="1.5929in"><text:p/></draw:line><draw:line text:anchor-type="paragraph" draw:z-index="3" draw:style-name="gr2" draw:text-style-name="P60" svg:x1="0.2575in" svg:y1="0.8744in" svg:x2="0.2575in" svg:y2="1.2701in"><text:p/></draw:line><draw:line text:anchor-type="paragraph" draw:z-index="2" draw:style-name="gr2" draw:text-style-name="P60" svg:x1="-0.1173in" svg:y1="0.8744in" svg:x2="0.7264in" svg:y2="0.8744in"><text:p/></draw:line><draw:line text:anchor-type="paragraph" draw:z-index="1" draw:style-name="gr2" draw:text-style-name="P60" svg:x1="0.2575in" svg:y1="0.5307in" svg:x2="0.2575in" svg:y2="0.8744in"><text:p/></draw:line><draw:custom-shape text:anchor-type="paragraph" draw:z-index="0" draw:style-name="gr1" draw:text-style-name="P60" svg:width="0.4276in" svg:height="0.4276in" svg:x="0.039in" svg:y="0.1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/>
      <text:p text:style-name="P5"/>
      <text:p text:style-name="P5"/>
      <text:p text:style-name="P5"/>
      <text:p text:style-name="P5"/>
      <text:p text:style-name="P5"><draw:line text:anchor-type="paragraph" draw:z-index="49" draw:style-name="gr4" draw:text-style-name="P60" svg:x1="0.4657in" svg:y1="0.1827in" svg:x2="2.3303in" svg:y2="1.3909in"><text:p/></draw:line></text:p>
      <text:p text:style-name="P5"/>
      <text:p text:style-name="P5"/>
      <text:p text:style-name="P5"/>
      <text:p text:style-name="P5"/>
      <text:p text:style-name="P5"/>
      <text:p text:style-name="P5"><draw:ellipse text:anchor-type="paragraph" draw:z-index="48" draw:style-name="gr3" draw:text-style-name="P60" svg:width="2.5213in" svg:height="0.2295in" svg:x="2.2366in" svg:y="0.1618in"><text:p text:style-name="P60">Dar nota para um conteúdo</text:p></draw:ellips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>Descrição d<text:span text:style-name="T7">os 3 principais casos de uso implementados</text:span></text:p>
      <text:p text:style-name="P7"/>
      <text:p text:style-name="P8"><text:span text:style-name="T2">Caso de uso:</text:span> Criar conteúdo</text:p>
      <text:list xml:id="list6163165570191109274" text:style-name="L18">
        <text:list-item>
          <text:p text:style-name="P19"><text:span text:style-name="T2">Ator:</text:span> <text:span text:style-name="T4">Cliente</text:span></text:p>
        </text:list-item>
        <text:list-item>
          <text:p text:style-name="P19"><text:span text:style-name="T2">Descrição</text:span>: O <text:span text:style-name="T4">cliente </text:span>cadastra um novo conteúdo novo, atribuindo características para ele.</text:p>
        </text:list-item>
        <text:list-item>
          <text:p text:style-name="P38">Pré-condições:</text:p>
        </text:list-item>
      </text:list>
      <text:list xml:id="list6408222125223362202" text:style-name="L19">
        <text:list-item>
          <text:p text:style-name="P23">O <text:span text:style-name="T4">cliente</text:span> deve estar logado em sua conta;</text:p>
        </text:list-item>
        <text:list-item>
          <text:p text:style-name="P24">Não haver outro conteúdo com o mesmo nome e categoria.</text:p>
          <text:p text:style-name="P24"/>
        </text:list-item>
      </text:list>
      <text:list xml:id="list2242360151701341640" text:style-name="L20">
        <text:list-item>
          <text:p text:style-name="P25"><text:span text:style-name="T2">Pós-condições:</text:span> Um novo conteúdo é criado e suas informações são armazenadas no banco de dados.</text:p>
        </text:list-item>
        <text:list-item>
          <text:p text:style-name="P41">Fluxo principal:</text:p>
        </text:list-item>
      </text:list>
      <text:list xml:id="list1088454189803843021" text:style-name="L21">
        <text:list-item>
          <text:p text:style-name="P26"><text:soft-page-break/>O <text:span text:style-name="T4">cliente</text:span> escolhe um nome <text:span text:style-name="T4">uma </text:span>categoria (filme, música, <text:span text:style-name="T4">quadrinho</text:span>, livro, ...) para o conteúdo;</text:p>
        </text:list-item>
        <text:list-item>
          <text:p text:style-name="P27">O sistema <text:span text:style-name="T4">redireciona o cliente para a página de criação do conteúdo</text:span>;</text:p>
        </text:list-item>
        <text:list-item>
          <text:p text:style-name="P27"><text:span text:style-name="T4">O cliente preenche os campos com as características do conteúdo</text:span>;</text:p>
        </text:list-item>
      </text:list>
      <text:p text:style-name="P11">3. <text:s text:c="2"/><text:span text:style-name="T4">O cliente envia os dados para o sistema</text:span>.</text:p>
      <text:p text:style-name="P13">4. <text:s text:c="2"/><text:span text:style-name="T4">O sistema verifica a existência daquele conteúdo. </text:span></text:p>
      <text:p text:style-name="P15">5. <text:s text:c="2"/>a) Se o conteúdo já existir, o sistema exibe uma mensagem avisando o cliente e não cria <text:tab/>o conteúdo</text:p>
      <text:p text:style-name="P15">5. <text:s text:c="2"/>b) Se não existir, o conteúdo é armazenado no sistema.</text:p>
      <text:p text:style-name="P9"/>
      <text:p text:style-name="P9"><text:span text:style-name="T2">Caso de uso:</text:span> <text:span text:style-name="T3">Editar</text:span> conteúdo</text:p>
      <text:list xml:id="list221907157098519" text:continue-list="list6163165570191109274" text:style-name="L18">
        <text:list-item>
          <text:p text:style-name="P20"><text:span text:style-name="T2">Ator:</text:span> <text:span text:style-name="T4">Cliente</text:span></text:p>
        </text:list-item>
        <text:list-item>
          <text:p text:style-name="P20"><text:span text:style-name="T2">Descrição</text:span>: O <text:span text:style-name="T4">cliente</text:span> <text:span text:style-name="T3">edita</text:span> um conteúdo, <text:span text:style-name="T3">modificando características dele</text:span>.</text:p>
        </text:list-item>
        <text:list-item>
          <text:p text:style-name="P39">Pré-condições:</text:p>
        </text:list-item>
      </text:list>
      <text:list xml:id="list3390934855999600216" text:style-name="L22">
        <text:list-item>
          <text:p text:style-name="P28">O <text:span text:style-name="T3">cliente</text:span> deve estar logado em sua conta;</text:p>
        </text:list-item>
        <text:list-item>
          <text:p text:style-name="P28"><text:span text:style-name="T3">O cliente deve estar na página do conteúdo a ser modificado</text:span>.</text:p>
          <text:p text:style-name="P28"/>
        </text:list-item>
      </text:list>
      <text:list xml:id="list5177666294231989614" text:style-name="L23">
        <text:list-item>
          <text:p text:style-name="P29"><text:span text:style-name="T2">Pós-condições:</text:span> <text:span text:style-name="T3">O conteúdo é modificado, e as alterações são salvas no sistema</text:span></text:p>
        </text:list-item>
        <text:list-item>
          <text:p text:style-name="P42">Fluxo principal:</text:p>
        </text:list-item>
      </text:list>
      <text:list xml:id="list5070767414005579096" text:style-name="L24">
        <text:list-item>
          <text:p text:style-name="P30"><text:span text:style-name="T3">O sistema exibe os campos que o cliente pode modificar</text:span>;</text:p>
        </text:list-item>
        <text:list-item>
          <text:p text:style-name="P30"><text:span text:style-name="T3">O cliente altera o conteúdo dos campos que ele deseja alterar</text:span>;</text:p>
        </text:list-item>
        <text:list-item>
          <text:p text:style-name="P30"><text:span text:style-name="T3">O cliente confirma as alterações</text:span>;</text:p>
        </text:list-item>
      </text:list>
      <text:p text:style-name="P12"><text:span text:style-name="T3">4</text:span>. <text:s text:c="2"/><text:span text:style-name="T3">O sistema valida as alterações feitas</text:span>.</text:p>
      <text:p text:style-name="P15">5. <text:s text:c="2"/>a) Se algum campo não estiver de acordo com o requerido, o usuário é avisado e nada é <text:tab/>salvo no sistema. Volta ao passo 2</text:p>
      <text:p text:style-name="P13">5. <text:s text:c="2"/><text:span text:style-name="T4">b) Se estiver tudo correto, </text:span><text:s/><text:span text:style-name="T4">o</text:span> sistema salva as alterações feitas<text:span text:style-name="T1">.</text:span></text:p>
      <text:p text:style-name="P10"/>
      <text:p text:style-name="P10"><text:span text:style-name="T2">Caso de uso:</text:span> <text:span text:style-name="T6">Dar nota a um conteúdo</text:span></text:p>
      <text:list xml:id="list221906301951608" text:continue-list="list221907157098519" text:style-name="L18">
        <text:list-item>
          <text:p text:style-name="P21"><text:span text:style-name="T2">Ator:</text:span> <text:span text:style-name="T4">Cliente</text:span></text:p>
        </text:list-item>
        <text:list-item>
          <text:p text:style-name="P21"><text:span text:style-name="T2">Descrição</text:span>: O <text:span text:style-name="T4">cliente</text:span> <text:span text:style-name="T6">da nota para um conteúdo</text:span>.</text:p>
        </text:list-item>
        <text:list-item>
          <text:p text:style-name="P40">Pré-condições:</text:p>
        </text:list-item>
      </text:list>
      <text:list xml:id="list2950400247649872510" text:style-name="L25">
        <text:list-item>
          <text:p text:style-name="P31">O <text:span text:style-name="T3">cliente</text:span> deve estar logado em sua conta;</text:p>
        </text:list-item>
        <text:list-item>
          <text:p text:style-name="P31"><text:span text:style-name="T3">O cliente deve estar na página do conteúdo para poder atribuir a nota</text:span>.</text:p>
          <text:p text:style-name="P31"/>
        </text:list-item>
      </text:list>
      <text:list xml:id="list6300894486546359851" text:style-name="L26">
        <text:list-item>
          <text:p text:style-name="P32"><text:span text:style-name="T2">Pós-condições:</text:span> <text:span text:style-name="T6">A nota é salva no sistema</text:span></text:p>
        </text:list-item>
        <text:list-item>
          <text:p text:style-name="P43">Fluxo principal:</text:p>
        </text:list-item>
      </text:list>
      <text:list xml:id="list970548875494160904" text:style-name="L27">
        <text:list-item>
          <text:p text:style-name="P33"><text:span text:style-name="T3">O cliente seleciona a nota que quer dar para o conteúdo</text:span>;</text:p>
        </text:list-item>
        <text:list-item>
          <text:p text:style-name="P33"><text:span text:style-name="T3">O cliente confirma a nota</text:span>;</text:p>
        </text:list-item>
        <text:list-item>
          <text:p text:style-name="P33"><text:span text:style-name="T3">O sistema salva a nota</text:span>;</text:p>
        </text:list-item>
      </text:list>
      <text:p text:style-name="P13"/>
      <text:p text:style-name="P9"><text:span text:style-name="T2">Caso de uso:</text:span> <text:span text:style-name="T3">Visualizar conteúdo</text:span></text:p>
      <text:list xml:id="list221906343975934" text:continue-list="list221906301951608" text:style-name="L18">
        <text:list-item>
          <text:p text:style-name="P22"><text:span text:style-name="T2">Ator:</text:span> <text:span text:style-name="T3">Cliente</text:span></text:p>
        </text:list-item>
        <text:list-item>
          <text:p text:style-name="P22"><text:span text:style-name="T2">Descrição</text:span>: O <text:span text:style-name="T3">cliente visualiza</text:span> um conteúdo.</text:p>
        </text:list-item>
        <text:list-item>
          <text:p text:style-name="P39">Pré-condições:</text:p>
        </text:list-item>
      </text:list>
      <text:list xml:id="list7942381863019085602" text:style-name="L28">
        <text:list-item>
          <text:p text:style-name="P45">O cliente deve estar na página inicial do sistema</text:p>
          <text:p text:style-name="P34"/>
        </text:list-item>
      </text:list>
      <text:list xml:id="list8625239724359647611" text:style-name="L29">
        <text:list-item>
          <text:p text:style-name="P35"><text:span text:style-name="T2">Pós-condições:</text:span> <text:span text:style-name="T3">A página de visualizaçao do conteúdo é exibida</text:span></text:p>
        </text:list-item>
        <text:list-item>
          <text:p text:style-name="P44">Fluxo principal:</text:p>
        </text:list-item>
      </text:list>
      <text:list xml:id="list2318333700330139099" text:style-name="L30">
        <text:list-item>
          <text:p text:style-name="P36"><text:span text:style-name="T3">O cliente digita na barra de pesquisa uma parte do nome do conteúdo buscado</text:span>;</text:p>
        </text:list-item>
        <text:list-item>
          <text:p text:style-name="P36"><text:span text:style-name="T3">O cliente aperta submete a pesquisa</text:span>;</text:p>
        </text:list-item>
        <text:list-item>
          <text:p text:style-name="P36"><text:span text:style-name="T3">O sistema exibe a lista de conteúdos que satisfazem a pesquisa</text:span>;</text:p>
        </text:list-item>
      </text:list>
      <text:p text:style-name="P12"><text:soft-page-break/><text:span text:style-name="T3">4</text:span>. <text:s text:c="2"/><text:span text:style-name="T3">O cliente clica no conteúdo desejado</text:span>.</text:p>
      <text:p text:style-name="P14">5. <text:s text:c="2"/>O sistema redireciona o <text:span text:style-name="T4">cliente</text:span> para a página de exibição do conteúdo<text:span text:style-name="T1">. </text:span></text:p>
      <text:p text:style-name="P49"/>
      <text:p text:style-name="P18">Problemas conhecidos</text:p>
      <text:p text:style-name="P16"/>
      <text:list xml:id="list202842197684509858" text:style-name="L31">
        <text:list-item>
          <text:p text:style-name="P46">Um usuário não logado, ao tentar votar em um conteúdo, recebe uma página de erro interno (exceção)</text:p>
        </text:list-item>
        <text:list-item>
          <text:p text:style-name="P46">A busca é muito primitiva.</text:p>
        </text:list-item>
      </text:list>
      <text:p text:style-name="P54"/>
      <text:p text:style-name="P57">Consultas mais frequentes</text:p>
      <text:p text:style-name="P57"/>
      <text:p text:style-name="P50">A consulta mais frequente é a pesquisa de um título pelo seu nome, que acontece quando o usuário faz uma busca.</text:p>
      <text:p text:style-name="P50"/>
      <text:p text:style-name="P50">SELECT * </text:p>
      <text:p text:style-name="P50">FROM IEDB.Title</text:p>
      <text:p text:style-name="P50">WHERE lower(name) LIKE lower(%termo_pesquisado%)</text:p>
      <text:p text:style-name="P50"/>
      <text:p text:style-name="P50">CREATE INDEX title_name_idx ON IEDB.Title(name);</text:p>
      <text:p text:style-name="P56"/>
      <text:p text:style-name="P17">Link para o projeto: <text:a xlink:type="simple" xlink:href="https://iedb.herokuapp.com/" text:style-name="Internet_20_link" text:visited-style-name="Visited_20_Internet_20_Link"><text:span text:style-name="T5">https://iedb.herokuapp.com/</text:span></text:a></text:p>
      <text:p text:style-name="P52"/>
      <text:p text:style-name="P55"><text:span text:style-name="T8">Esquema de segurança</text:span>:</text:p>
      <text:p text:style-name="P55"/>
      <text:p text:style-name="P51">Acabamos não conseguindo achar como faríamos para ter vários usuários diferentes dentro do framework que estamos usando. Segue a descrição de como faríamos.</text:p>
      <text:p text:style-name="P51">Se o sistema fosse totalmente implementado, teríamos quatro tipos de usuário.</text:p>
      <text:p text:style-name="P51"/>
      <text:p text:style-name="P51">Admin: Teria permissão para tudo</text:p>
      <text:p text:style-name="P51"/>
      <text:p text:style-name="P51">Usuário não cadastrado: Apenas permissão de select e de execuçao de algumas procedures </text:p>
      <text:p text:style-name="P51"/>
      <text:p text:style-name="P51">Usuário cadastrado: Permissão de select em todas as tabelas + execução de todas as procedures (com exceção de procedures que fazem parte do contexto do revisor e de remoção de dados)</text:p>
      <text:p text:style-name="P51"/>
      <text:p text:style-name="P51">Revisores: Teriam todas as permissões de um usuário <text:span text:style-name="T10">cadastrado</text:span> + permissões de update</text:p>
      <text:p text:style-name="P51"/>
      <text:p text:style-name="P51"/>
      <text:p text:style-name="P58">Funcionalidades extras (usos “não convencionais” de Bds)</text:p>
      <text:p text:style-name="P58"/>
      <text:p text:style-name="P59"><text:tab/><text:span text:style-name="T9">Não tivemos tempo de implementar o sistema de recomendação...</text:span></text:p>
      <text:p text:style-name="P51"/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8T20:49:24.838041240</meta:creation-date>
    <dc:date>2014-12-05T22:19:04.806801315</dc:date>
    <meta:editing-duration>PT5H31M22S</meta:editing-duration>
    <meta:editing-cycles>16</meta:editing-cycles>
    <meta:generator>LibreOffice/4.3.3.2$Linux_x86 LibreOffice_project/430m0$Build-2</meta:generator>
    <meta:document-statistic meta:table-count="0" meta:image-count="0" meta:object-count="0" meta:page-count="4" meta:paragraph-count="79" meta:word-count="678" meta:character-count="4001" meta:non-whitespace-character-count="3414"/>
  </office:meta>
</office:document-meta>
</file>